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200000660CA5839AB.png" manifest:media-type="image/png"/>
  <manifest:file-entry manifest:full-path="Pictures/1000000000000408000002A0E35356BE.png" manifest:media-type="image/png"/>
  <manifest:file-entry manifest:full-path="Pictures/10000000000003BA0000027D38851F5D.png" manifest:media-type="image/png"/>
  <manifest:file-entry manifest:full-path="Pictures/10000000000004020000028828885C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text-properties style:font-name="Times new roman1" fo:font-size="22pt"/>
    </style:style>
    <style:style style:name="P3" style:family="paragraph"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text-properties style:font-name="Times new roman1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Times new roman1" fo:font-size="22pt"/>
    </style:style>
    <style:style style:name="T2" style:family="text">
      <style:text-properties style:font-name="Times new roman1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Picture 4" draw:style-name="gr1" draw:text-style-name="P1" draw:layer="layout" svg:width="10.318cm" svg:height="6.516cm" svg:x="10.116cm" svg:y="12.397cm">
          <draw:image xlink:href="Pictures/10000000000004020000028828885C31.png" xlink:type="simple" xlink:show="embed" xlink:actuate="onLoad">
            <text:p/>
          </draw:image>
        </draw:frame>
        <draw:frame draw:name="Picture 3" draw:style-name="gr1" draw:text-style-name="P1" draw:layer="layout" svg:width="9.844cm" svg:height="6.573cm" svg:x="10.557cm" svg:y="6.165cm">
          <draw:image xlink:href="Pictures/10000000000003BA0000027D38851F5D.png" xlink:type="simple" xlink:show="embed" xlink:actuate="onLoad">
            <text:p/>
          </draw:image>
        </draw:frame>
        <draw:frame draw:name="Picture 2" draw:style-name="gr1" draw:text-style-name="P1" draw:layer="layout" svg:width="9.879cm" svg:height="6.433cm" svg:x="10.336cm" svg:y="-0.09cm">
          <draw:image xlink:href="Pictures/1000000000000408000002A0E35356BE.png" xlink:type="simple" xlink:show="embed" xlink:actuate="onLoad">
            <text:p/>
          </draw:image>
        </draw:frame>
        <draw:frame draw:name="Picture 19" draw:style-name="gr1" draw:text-style-name="P1" draw:layer="layout" svg:width="11.024cm" svg:height="17.12cm" svg:x="-0.848cm" svg:y="0.81cm">
          <draw:image xlink:href="Pictures/100000000000045200000660CA5839AB.png" xlink:type="simple" xlink:show="embed" xlink:actuate="onLoad">
            <text:p/>
          </draw:image>
        </draw:frame>
        <draw:frame draw:style-name="gr2" draw:text-style-name="P2" draw:layer="layout" svg:width="1.361cm" svg:height="1.115cm" svg:x="-0.068cm" svg:y="0.181cm">
          <draw:text-box>
            <text:p><text:span text:style-name="T1">(a)</text:span></text:p>
          </draw:text-box>
        </draw:frame>
        <draw:frame draw:style-name="gr2" draw:text-style-name="P2" draw:layer="layout" svg:width="1.408cm" svg:height="1.115cm" svg:x="11.633cm" svg:y="0.182cm">
          <draw:text-box>
            <text:p><text:span text:style-name="T1">(b)</text:span></text:p>
          </draw:text-box>
        </draw:frame>
        <draw:frame draw:style-name="gr2" draw:text-style-name="P2" draw:layer="layout" svg:width="1.408cm" svg:height="1.115cm" svg:x="12.433cm" svg:y="12.683cm">
          <draw:text-box>
            <text:p><text:span text:style-name="T1">(d)</text:span></text:p>
          </draw:text-box>
        </draw:frame>
        <draw:frame draw:style-name="gr2" draw:text-style-name="P2" draw:layer="layout" svg:width="1.361cm" svg:height="1.115cm" svg:x="11.633cm" svg:y="6.683cm">
          <draw:text-box>
            <text:p><text:span text:style-name="T1">(c)</text:span></text:p>
          </draw:text-box>
        </draw:frame>
        <draw:frame draw:style-name="gr2" draw:text-style-name="P4" draw:layer="layout" svg:width="1.124cm" svg:height="0.844cm" svg:x="1.033cm" svg:y="7.682cm">
          <draw:text-box>
            <text:p text:style-name="P3"><text:span text:style-name="T2">(1)</text:span></text:p>
          </draw:text-box>
        </draw:frame>
        <draw:frame draw:style-name="gr2" draw:text-style-name="P4" draw:layer="layout" svg:width="1.124cm" svg:height="0.844cm" svg:x="1.033cm" svg:y="11.582cm">
          <draw:text-box>
            <text:p text:style-name="P3"><text:span text:style-name="T2">(2)</text:span></text:p>
          </draw:text-box>
        </draw:frame>
        <draw:frame draw:style-name="gr2" draw:text-style-name="P4" draw:layer="layout" svg:width="1.124cm" svg:height="0.844cm" svg:x="1.033cm" svg:y="15.582cm">
          <draw:text-box>
            <text:p text:style-name="P3"><text:span text:style-name="T2">(3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6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57cm" fo:text-indent="0cm"/>
      <style:text-properties fo:font-size="2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7cm" fo:text-indent="0cm"/>
      <style:text-properties fo:font-size="21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6cm" fo:text-indent="0cm"/>
      <style:text-properties fo:font-size="17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7cm" fo:text-indent="0cm"/>
      <style:text-properties fo:font-size="17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7cm" fo:text-indent="0cm"/>
      <style:text-properties fo:font-size="17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7cm" fo:text-indent="0cm"/>
      <style:text-properties fo:font-size="17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7cm" fo:text-indent="0cm"/>
      <style:text-properties fo:font-size="17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7cm" fo:text-indent="0cm"/>
      <style:text-properties fo:font-size="17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4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066cm" fo:page-height="18.79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86cm" svg:height="7.575cm" svg:x="1.456cm" svg:y="2.485cm"/>
      <draw:page-thumbnail draw:layer="backgroundobjects" svg:width="8.086cm" svg:height="7.575cm" svg:x="1.456cm" svg:y="11.061cm"/>
      <draw:page-thumbnail draw:layer="backgroundobjects" svg:width="8.086cm" svg:height="7.575cm" svg:x="1.456cm" svg:y="19.637cm"/>
      <draw:page-thumbnail draw:layer="backgroundobjects" svg:width="8.086cm" svg:height="7.575cm" svg:x="11.456cm" svg:y="2.485cm"/>
      <draw:page-thumbnail draw:layer="backgroundobjects" svg:width="8.086cm" svg:height="7.575cm" svg:x="11.456cm" svg:y="11.061cm"/>
      <draw:page-thumbnail draw:layer="backgroundobjects" svg:width="8.086cm" svg:height="7.575cm" svg:x="11.456cm" svg:y="19.637cm"/>
    </style:handout-master>
    <style:master-page style:name="Default" style:page-layout-name="PM1" draw:style-name="Mdp1">
      <draw:frame presentation:style-name="Default-title" draw:layer="backgroundobjects" svg:width="18.058cm" svg:height="3.138cm" svg:x="1.003cm" svg:y="0.748cm" presentation:class="title" presentation:placeholder="true">
        <draw:text-box/>
      </draw:frame>
      <draw:frame presentation:style-name="Default-outline1" draw:layer="backgroundobjects" svg:width="18.058cm" svg:height="10.9cm" svg:x="1.003cm" svg:y="4.397cm" presentation:class="outline" presentation:placeholder="true">
        <draw:text-box/>
      </draw:frame>
      <draw:frame presentation:style-name="Mpr1" draw:text-style-name="MP1" draw:layer="backgroundobjects" svg:width="4.675cm" svg:height="1.296cm" svg:x="1.003cm" svg:y="17.12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36cm" svg:height="1.296cm" svg:x="6.861cm" svg:y="17.12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675cm" svg:height="1.296cm" svg:x="14.386cm" svg:y="17.12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9T23:12:39.281814850</meta:creation-date>
    <dc:date>2017-07-09T23:21:54.799842978</dc:date>
    <meta:editing-duration>PT1M38S</meta:editing-duration>
    <meta:editing-cycles>3</meta:editing-cycles>
    <meta:generator>LibreOffice/4.2.8.2$Linux_X86_64 LibreOffice_project/420m0$Build-2</meta:generator>
    <meta:document-statistic meta:object-count="34"/>
  </office:meta>
</office:document-meta>
</file>